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5deb3" fo:min-height="1.03cm"/>
      <style:paragraph-properties style:writing-mode="lr-tb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5deb3" fo:min-height="1.65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  <style:paragraph-properties style:writing-mode="lr-tb"/>
    </style:style>
    <style:style style:name="gr1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  <style:paragraph-properties style:writing-mode="lr-tb"/>
    </style:style>
    <style:style style:name="gr16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  <style:paragraph-properties style:writing-mode="lr-tb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  <style:paragraph-properties style:writing-mode="lr-tb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solid" draw:fill-color="#dde2cd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  <style:paragraph-properties style:writing-mode="lr-tb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  <style:paragraph-properties style:writing-mode="lr-tb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89cm"/>
      <style:paragraph-properties style:writing-mode="lr-tb"/>
    </style:style>
    <style:style style:name="gr28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18cm"/>
      <style:paragraph-properties style:writing-mode="lr-tb"/>
    </style:style>
    <style:style style:name="gr30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24cm"/>
      <style:paragraph-properties style:writing-mode="lr-tb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32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3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3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3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3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62cm"/>
      <style:paragraph-properties style:writing-mode="lr-tb"/>
    </style:style>
    <style:style style:name="gr3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87cm"/>
      <style:paragraph-properties style:writing-mode="lr-tb"/>
    </style:style>
    <style:style style:name="gr3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48cm"/>
      <style:paragraph-properties style:writing-mode="lr-tb"/>
    </style:style>
    <style:style style:name="gr4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  <style:paragraph-properties style:writing-mode="lr-tb"/>
    </style:style>
    <style:style style:name="gr41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  <style:paragraph-properties style:writing-mode="lr-tb"/>
    </style:style>
    <style:style style:name="gr42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  <style:paragraph-properties style:writing-mode="lr-tb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-color="#f5deb3"/>
      <style:paragraph-properties fo:text-align="center"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5deb3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5f5dc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style="normal" style:font-size-asian="18pt" style:font-style-asian="normal" style:font-size-complex="18pt" style:font-style-complex="normal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1" fo:font-size="14pt"/>
    </style:style>
    <style:style style:name="P15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8" style:family="paragraph">
      <loext:graphic-properties draw:fill="solid" draw:fill-color="#dde2c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/>
      <style:paragraph-properties fo:text-align="center"/>
      <style:text-properties fo:font-style="italic"/>
    </style:style>
    <style:style style:name="P25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1" style:font-size-asian="8pt" style:font-name-complex="Arial1" style:font-size-complex="8pt"/>
    </style:style>
    <style:style style:name="T10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3" style:family="text">
      <style:text-properties fo:color="#000000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89cm" svg:x2="7.62cm" svg:y2="10.16cm">
          <text:p/>
        </draw:line>
        <draw:line draw:style-name="gr1" draw:text-style-name="P2" draw:layer="layout" svg:x1="5.08cm" svg:y1="11.43cm" svg:x2="13.462cm" svg:y2="15.24cm">
          <text:p/>
        </draw:line>
        <draw:line draw:style-name="gr1" draw:text-style-name="P2" draw:layer="layout" svg:x1="15.24cm" svg:y1="15.24cm" svg:x2="19.05cm" svg:y2="11.43cm">
          <text:p/>
        </draw:line>
        <draw:custom-shape draw:style-name="gr2" draw:text-style-name="P4" draw:layer="layout" svg:width="2.54cm" svg:height="1.27cm" svg:x="5.08cm" svg:y="17.78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78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78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78cm">
          <text:p text:style-name="P3"><text:span text:style-name="T1">CRC</text:span><text:span text:style-name="T1"><text:line-break/></text:span><text:span text:style-name="T1">2 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334cm" svg:y1="13.97cm" svg:x2="5.207cm" svg:y2="15.24cm">
          <text:p/>
        </draw:line>
        <draw:line draw:style-name="gr5" draw:text-style-name="P2" draw:layer="layout" svg:x1="10.795cm" svg:y1="13.97cm" svg:x2="6.604cm" svg:y2="15.24cm">
          <text:p/>
        </draw:line>
        <draw:custom-shape draw:style-name="gr2" draw:text-style-name="P7" draw:layer="layout" svg:width="2.54cm" svg:height="1.27cm" svg:x="5.08cm" svg:y="10.16cm">
          <text:p text:style-name="P6"><text:span text:style-name="T3">APv6</text:span><text:span text:style-name="T3"><text:line-break/></text:span><text:span text:style-name="T3">Hdr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7" draw:layer="layout" svg:width="2.54cm" svg:height="1.27cm" svg:x="16.51cm" svg:y="10.16cm">
          <text:p text:style-name="P6"><text:span text:style-name="T3">Payld</text:span><text:span text:style-name="T3"><text:line-break/></text:span><text:span text:style-name="T3"/></text:p>
          <text:p text:style-name="P6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8.89cm" svg:y="10.16cm">
          <text:p text:style-name="P6"><text:span text:style-name="T3">SrcAddr</text:span></text:p>
          <text:p text:style-name="P6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1.43cm" svg:y="10.16cm">
          <text:p text:style-name="P6"><text:span text:style-name="T3">DstAddr</text:span><text:span text:style-name="T3"><text:line-break/></text:span><text:span text:style-name="T3"/></text:p>
          <text:p text:style-name="P6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7.62cm" svg:y="10.16cm">
          <text:p text:style-name="P6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54cm" svg:height="1.27cm" svg:x="13.97cm" svg:y="10.16cm">
          <text:p text:style-name="P6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9.144cm" svg:height="0.655cm" svg:x="4.953cm" svg:y="19.157cm">
          <draw:text-box>
            <text:p><text:span text:style-name="T3">*Explicit Header mode to allow variable length frames</text:span></text:p>
          </draw:text-box>
        </draw:frame>
        <draw:frame draw:style-name="gr9" draw:text-style-name="P8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1" draw:layer="layout" svg:width="5.461cm" svg:height="2.159cm" svg:x="13.589cm" svg:y="5.08cm">
          <text:p text:style-name="P10"><text:span text:style-name="T5">Ports:</text:span></text:p>
          <text:p text:style-name="P10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89cm" svg:x2="13.97cm" svg:y2="10.16cm">
          <text:p/>
        </draw:line>
        <draw:line draw:style-name="gr1" draw:text-style-name="P2" draw:layer="layout" svg:x1="19.05cm" svg:y1="8.89cm" svg:x2="16.51cm" svg:y2="10.16cm">
          <text:p/>
        </draw:line>
        <draw:line draw:style-name="gr1" draw:text-style-name="P1" draw:layer="layout" svg:x1="3.81cm" svg:y1="8.89cm" svg:x2="5.08cm" svg:y2="10.16cm">
          <text:p/>
        </draw:line>
        <draw:frame draw:style-name="gr11" draw:text-style-name="P12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3.1</text:span><text:span text:style-name="T8"><text:tab/></text:span><text:span text:style-name="T8"><text:tab/></text:span><text:span text:style-name="T8">2021/05/31</text:span></text:p>
          </draw:text-box>
        </draw:frame>
        <draw:frame draw:style-name="gr12" draw:text-style-name="P8" draw:layer="layout" svg:width="2.413cm" svg:height="1.905cm" svg:x="1.397cm" svg:y="15.24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frame draw:style-name="gr13" draw:text-style-name="P14" draw:layer="layout" svg:width="2.667cm" svg:height="1.615cm" svg:x="1.778cm" svg:y="12.58cm">
          <draw:text-box>
            <text:p text:style-name="P13"><text:span text:style-name="T9">PID,</text:span><text:span text:style-name="T9"><text:line-break/></text:span><text:span text:style-name="T9">Fctl</text:span></text:p>
          </draw:text-box>
        </draw:frame>
        <draw:g>
          <draw:custom-shape draw:style-name="gr14" draw:text-style-name="P15" draw:layer="layout" svg:width="2.413cm" svg:height="0.762cm" svg:x="11.049cm" svg:y="8.128cm">
            <text:p text:style-name="P6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4.859cm" svg:y="8.128cm">
            <text:p text:style-name="P6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3.462cm" svg:y="8.128cm">
            <text:p text:style-name="P6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.397cm" svg:height="1.27cm" svg:x="16.256cm" svg:y="7.62cm">
            <text:p text:style-name="P6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.397cm" svg:height="1.27cm" svg:x="17.653cm" svg:y="7.62cm">
            <text:p text:style-name="P6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5.207cm" svg:height="0.508cm" svg:x="11.049cm" svg:y="7.62cm">
            <text:p text:style-name="P6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4" draw:layer="layout" svg:width="2.159cm" svg:height="1.27cm" svg:x="9.651cm" svg:y="17.78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699cm" svg:height="1.27cm" svg:x="11.81cm" svg:y="17.787cm">
          <text:p text:style-name="P3"><text:span text:style-name="T1">PhyPayld</text:span><text:span text:style-name="T1"><text:line-break/></text:span><text:span text:style-name="T1">0..255 B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.413cm" svg:height="1.744cm" svg:x="1.423cm" svg:y="24.519cm">
          <draw:text-box>
            <text:p text:style-name="P16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1" draw:text-style-name="P18" draw:layer="layout" svg:width="1.143cm" svg:height="1.27cm" svg:x="3.835cm" svg:y="24.755cm" svg:viewBox="0 0 1144 1271" draw:points="0,1271 1144,1271 1144,0 0,0">
              <text:p/>
            </draw:polygon>
            <draw:polygon draw:style-name="gr22" draw:text-style-name="P19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3" draw:text-style-name="P17" draw:layer="layout" svg:width="1.143cm" svg:height="1.426cm" svg:x="3.835cm" svg:y="24.678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1" draw:text-style-name="P18" draw:layer="layout" svg:width="1.523cm" svg:height="1.27cm" svg:x="6.24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6.249cm" svg:y="24.678cm">
            <draw:text-box>
              <text:p text:style-name="P16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396cm" svg:height="1.27cm" svg:x="7.773cm" svg:y="24.755cm" svg:viewBox="0 0 1397 1271" draw:points="0,1271 1397,1271 1397,0 0,0">
              <text:p/>
            </draw:polygon>
            <draw:polygon draw:style-name="gr22" draw:text-style-name="P19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3" draw:text-style-name="P17" draw:layer="layout" svg:width="1.396cm" svg:height="1.426cm" svg:x="7.773cm" svg:y="24.678cm">
            <draw:text-box>
              <text:p text:style-name="P16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015cm" svg:height="1.27cm" svg:x="9.17cm" svg:y="24.755cm" svg:viewBox="0 0 1016 1271" draw:points="0,1271 1016,1271 1016,0 0,0">
              <text:p/>
            </draw:polygon>
            <draw:polygon draw:style-name="gr22" draw:text-style-name="P19" draw:layer="layout" svg:width="1.015cm" svg:height="1.27cm" svg:x="9.17cm" svg:y="24.755cm" svg:viewBox="0 0 1016 1271" draw:points="0,1271 1016,1271 1016,0 0,0">
              <text:p/>
            </draw:polygon>
          </draw:g>
          <draw:frame draw:style-name="gr23" draw:text-style-name="P17" draw:layer="layout" svg:width="1.015cm" svg:height="1.426cm" svg:x="9.17cm" svg:y="24.678cm">
            <draw:text-box>
              <text:p text:style-name="P16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2.031cm" svg:height="1.27cm" svg:x="11.837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3" draw:text-style-name="P17" draw:layer="layout" svg:width="2.03cm" svg:height="1.426cm" svg:x="11.837cm" svg:y="24.678cm">
            <draw:text-box>
              <text:p text:style-name="P16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2.031cm" svg:height="1.27cm" svg:x="17.044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3" draw:text-style-name="P17" draw:layer="layout" svg:width="2.031cm" svg:height="1.426cm" svg:x="17.044cm" svg:y="24.678cm">
            <draw:text-box>
              <text:p text:style-name="P16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269cm" svg:height="1.27cm" svg:x="4.979cm" svg:y="24.755cm" svg:viewBox="0 0 1270 1271" draw:points="0,1271 1270,1271 1270,0 0,0">
              <text:p/>
            </draw:polygon>
            <draw:polygon draw:style-name="gr22" draw:text-style-name="P19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3" draw:text-style-name="P17" draw:layer="layout" svg:width="1.268cm" svg:height="1.426cm" svg:x="4.979cm" svg:y="24.678cm">
            <draw:text-box>
              <text:p text:style-name="P16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65cm" svg:height="1.27cm" svg:x="10.186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0.186cm" svg:y="24.678cm">
            <draw:text-box>
              <text:p text:style-name="P16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65cm" svg:height="1.27cm" svg:x="15.393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5.393cm" svg:y="24.678cm">
            <draw:text-box>
              <text:p text:style-name="P16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523cm" svg:height="1.27cm" svg:x="13.86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3.869cm" svg:y="24.678cm">
            <draw:text-box>
              <text:p text:style-name="P16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24" draw:text-style-name="P21" draw:layer="layout" svg:width="17.425cm" svg:height="0.664cm" svg:x="1.651cm" svg:y="26.029cm">
          <draw:text-box>
            <text:p text:style-name="P20"><text:span text:style-name="T11">APv6 assumes values: <text:s text:c="8"/>2b11 <text:s text:c="43"/>0 <text:s text:c="14"/>0 <text:s text:c="12"/>2b00||2b11 <text:s text:c="12"/>0 <text:s text:c="17"/>0 <text:s text:c="12"/></text:span><text:span text:style-name="T10">2b00||2b11</text:span></text:p>
          </draw:text-box>
        </draw:frame>
        <draw:frame draw:style-name="gr20" draw:text-style-name="P17" draw:layer="layout" svg:width="2.413cm" svg:height="1.744cm" svg:x="1.423cm" svg:y="22.006cm">
          <draw:text-box>
            <text:p text:style-name="P16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1" draw:text-style-name="P18" draw:layer="layout" svg:width="1.269cm" svg:height="1.27cm" svg:x="3.81cm" svg:y="22.242cm" svg:viewBox="0 0 1270 1271" draw:points="0,1271 1270,1271 1270,0 0,0">
              <text:p/>
            </draw:polygon>
            <draw:polygon draw:style-name="gr22" draw:text-style-name="P19" draw:layer="layout" svg:width="1.269cm" svg:height="1.27cm" svg:x="3.81cm" svg:y="22.242cm" svg:viewBox="0 0 1270 1271" draw:points="0,1271 1270,1271 1270,0 0,0">
              <text:p/>
            </draw:polygon>
          </draw:g>
          <draw:frame draw:style-name="gr20" draw:text-style-name="P17" draw:layer="layout" svg:width="1.269cm" svg:height="1.744cm" svg:x="3.81cm" svg:y="22.006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4b0110</text:span></text:p>
            </draw:text-box>
          </draw:frame>
        </draw:g>
        <draw:g>
          <draw:g>
            <draw:polygon draw:style-name="gr21" draw:text-style-name="P18" draw:layer="layout" svg:width="1.904cm" svg:height="1.27cm" svg:x="6.376cm" svg:y="22.242cm" svg:viewBox="0 0 1905 1271" draw:points="0,1271 1905,1271 1905,0 0,0">
              <text:p/>
            </draw:polygon>
            <draw:polygon draw:style-name="gr22" draw:text-style-name="P19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3" draw:text-style-name="P17" draw:layer="layout" svg:width="1.904cm" svg:height="1.426cm" svg:x="6.376cm" svg:y="22.165cm">
            <draw:text-box>
              <text:p text:style-name="P16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1" draw:text-style-name="P18" draw:layer="layout" svg:width="2.666cm" svg:height="1.27cm" svg:x="13.361cm" svg:y="22.242cm" svg:viewBox="0 0 2667 1271" draw:points="0,1271 2667,1271 2667,0 0,0">
              <text:p/>
            </draw:polygon>
            <draw:polygon draw:style-name="gr22" draw:text-style-name="P19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3" draw:text-style-name="P17" draw:layer="layout" svg:width="2.665cm" svg:height="1.426cm" svg:x="13.361cm" svg:y="22.165cm">
            <draw:text-box>
              <text:p text:style-name="P16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1" draw:text-style-name="P18" draw:layer="layout" svg:width="1.396cm" svg:height="1.27cm" svg:x="4.979cm" svg:y="22.242cm" svg:viewBox="0 0 1397 1271" draw:points="0,1271 1397,1271 1397,0 0,0">
              <text:p/>
            </draw:polygon>
            <draw:polygon draw:style-name="gr22" draw:text-style-name="P19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3" draw:text-style-name="P17" draw:layer="layout" svg:width="1.395cm" svg:height="1.426cm" svg:x="4.979cm" svg:y="22.165cm">
            <draw:text-box>
              <text:p text:style-name="P16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2.076cm" svg:height="1.27cm" svg:x="8.236cm" svg:y="22.242cm" svg:viewBox="0 0 2077 1271" draw:points="0,1271 2077,1271 2077,0 0,0">
              <text:p/>
            </draw:polygon>
            <draw:polygon draw:style-name="gr22" draw:text-style-name="P19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3" draw:text-style-name="P17" draw:layer="layout" svg:width="2.075cm" svg:height="1.426cm" svg:x="8.236cm" svg:y="22.165cm">
            <draw:text-box>
              <text:p text:style-name="P16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1" draw:text-style-name="P18" draw:layer="layout" svg:width="1.567cm" svg:height="1.27cm" svg:x="11.793cm" svg:y="22.242cm" svg:viewBox="0 0 1568 1271" draw:points="0,1271 1568,1271 1568,0 0,0">
              <text:p/>
            </draw:polygon>
            <draw:polygon draw:style-name="gr22" draw:text-style-name="P19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3" draw:text-style-name="P17" draw:layer="layout" svg:width="1.567cm" svg:height="1.426cm" svg:x="11.793cm" svg:y="22.165cm">
            <draw:text-box>
              <text:p text:style-name="P16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1.523cm" svg:height="1.27cm" svg:x="10.269cm" svg:y="22.242cm" svg:viewBox="0 0 1524 1271" draw:points="0,1271 1524,1271 1524,0 0,0">
              <text:p/>
            </draw:polygon>
            <draw:polygon draw:style-name="gr22" draw:text-style-name="P19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0.269cm" svg:y="22.165cm">
            <draw:text-box>
              <text:p text:style-name="P16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3.047cm" svg:height="1.27cm" svg:x="16.028cm" svg:y="22.242cm" svg:viewBox="0 0 3048 1271" draw:points="0,1271 3048,1271 3048,0 0,0">
              <text:p/>
            </draw:polygon>
            <draw:polygon draw:style-name="gr22" draw:text-style-name="P19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3" draw:text-style-name="P17" draw:layer="layout" svg:width="3.047cm" svg:height="1.426cm" svg:x="16.028cm" svg:y="22.165cm">
            <draw:text-box>
              <text:p text:style-name="P16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25" draw:text-style-name="P23" draw:layer="layout" svg:width="2.413cm" svg:height="2.159cm" svg:x="5.08cm" svg:y="5.08cm">
          <text:p text:style-name="P22"><text:span text:style-name="T12">Hop Lmt:</text:span><text:span text:style-name="T12"><text:line-break/></text:span><text:span text:style-name="T13">2b00: 8b inline</text:span><text:span text:style-name="T13"><text:line-break/></text:span><text:span text:style-name="T13">2b01: limit is 1</text:span><text:span text:style-name="T13"><text:line-break/></text:span><text:span text:style-name="T13">2b10: limit is 64</text:span><text:span text:style-name="T13"><text:line-break/></text:span><text:span text:style-name="T13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1.397cm" svg:height="1.27cm" svg:x="8.128cm" svg:y="7.62cm">
          <text:p text:style-name="P6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397cm" svg:height="1.27cm" svg:x="9.525cm" svg:y="7.62cm">
          <text:p text:style-name="P6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.389cm" svg:height="1.27cm" svg:x="3.818cm" svg:y="7.62cm">
          <text:p text:style-name="P6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905cm" svg:y="7.656cm">
          <draw:text-box>
            <text:p><text:span text:style-name="T2">APv6</text:span><text:span text:style-name="T2"><text:line-break/></text:span><text:span text:style-name="T2">Hdr</text:span></text:p>
          </draw:text-box>
        </draw:frame>
        <draw:g>
          <draw:line draw:style-name="gr28" draw:text-style-name="P24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29" draw:text-style-name="P15" draw:layer="layout" svg:width="1.418cm" svg:height="1.27cm" svg:x="5.207cm" svg:y="7.62cm">
          <text:p text:style-name="P6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.524cm" svg:height="1.27cm" svg:x="6.604cm" svg:y="7.62cm">
          <text:p text:style-name="P6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6.637cm" svg:y="15.245cm">
          <text:p text:style-name="P3"><text:span text:style-name="T1">Hop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1.418cm" svg:height="1.27cm" svg:x="5.207cm" svg:y="15.24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0.181cm" svg:y="15.24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778cm" svg:height="1.27cm" svg:x="13.483cm" svg:y="15.245cm">
          <text:p text:style-name="P3"><text:span text:style-name="T1">Payld</text:span><text:span text:style-name="T1"><text:line-break/></text:span><text:span text:style-name="T1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8.149cm" svg:y="15.24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1.27cm" svg:x="6.625cm" svg:y="15.24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451cm" svg:y="15.24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1.27cm" svg:x="3.683cm" svg:y="15.245cm">
          <text:p text:style-name="P3"><text:span text:style-name="T1">PID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5.24cm" svg:y="15.245cm">
          <text:p text:style-name="P3"><text:span text:style-name="T1">MIC</text:span><text:span text:style-name="T1"><text:line-break/></text:span><text:span text:style-name="T1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18.034cm" svg:y="15.24cm">
          <text:p text:style-name="P3"><text:span text:style-name="T1">Tx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69cm" svg:height="1.27cm" svg:x="6.034cm" svg:y="12.7cm">
          <text:p text:style-name="P6"><text:span text:style-name="T3">L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6.713cm" svg:y="12.7cm">
          <text:p text:style-name="P6"><text:span text:style-name="T3">N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7.403cm" svg:y="12.7cm">
          <text:p text:style-name="P6"><text:span text:style-name="T3">D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689cm" svg:height="1.27cm" svg:x="8.093cm" svg:y="12.7cm">
          <text:p text:style-name="P6"><text:span text:style-name="T3">I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8.782cm" svg:y="12.7cm">
          <text:p text:style-name="P6"><text:span text:style-name="T3">S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689cm" svg:height="1.27cm" svg:x="10.124cm" svg:y="12.7cm">
          <text:p text:style-name="P6"><text:span text:style-name="T3">P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9.434cm" svg:y="12.7cm">
          <text:p text:style-name="P6"><text:span text:style-name="T3">M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707cm" svg:height="1.27cm" svg:x="5.334cm" svg:y="12.7cm">
          <text:p text:style-name="P6"><text:span text:style-name="T3">X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524cm" svg:height="1.27cm" svg:x="3.683cm" svg:y="12.7cm">
          <text:p text:style-name="P6"><text:span text:style-name="T3">PID</text:span><text:span text:style-name="T3"><text:line-break/></text:span><text:span text:style-name="T3"><text:line-break/></text:span><text:span text:style-name="T3">8b1110..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207cm" svg:y1="13.97cm" svg:x2="5.207cm" svg:y2="15.113cm">
          <text:p/>
        </draw:line>
        <draw:line draw:style-name="gr5" draw:text-style-name="P2" draw:layer="layout" svg:x1="3.683cm" svg:y1="13.97cm" svg:x2="3.683cm" svg:y2="15.24cm">
          <text:p/>
        </draw:line>
        <draw:custom-shape draw:style-name="gr37" draw:text-style-name="P15" draw:layer="layout" svg:width="1.362cm" svg:height="1.27cm" svg:x="13.37cm" svg:y="12.7cm">
          <text:p text:style-name="P6"><text:span text:style-name="T3">CmdId</text:span><text:span text:style-name="T3"><text:line-break/></text:span><text:span text:style-name="T3"><text:line-break/></text:span><text:span text:style-name="T3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.287cm" svg:height="1.27cm" svg:x="12.083cm" svg:y="12.7cm">
          <text:p text:style-name="P6"><text:span text:style-name="T3">Prefix</text:span><text:span text:style-name="T3"><text:line-break/>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.448cm" svg:height="1.27cm" svg:x="14.732cm" svg:y="12.7cm">
          <text:p text:style-name="P6"><text:span text:style-name="T3">Cmd Data</text:span><text:span text:style-name="T3"><text:line-break/></text:span><text:span text:style-name="T3"><text:line-break/></text:span><text:span text:style-name="T3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5.24cm" svg:y1="15.241cm" svg:x2="17.145cm" svg:y2="13.97cm">
          <text:p/>
        </draw:line>
        <draw:line draw:style-name="gr1" draw:text-style-name="P2" draw:layer="layout" svg:x1="12.065cm" svg:y1="13.97cm" svg:x2="13.462cm" svg:y2="15.24cm">
          <text:p/>
        </draw:line>
        <draw:frame draw:style-name="gr13" draw:text-style-name="P14" draw:layer="layout" svg:width="2.667cm" svg:height="1.615cm" svg:x="17.679cm" svg:y="12.581cm">
          <draw:text-box>
            <text:p text:style-name="P13"><text:span text:style-name="T9">HeyMac</text:span><text:span text:style-name="T9"><text:line-break/></text:span><text:span text:style-name="T9">Command</text:span></text:p>
          </draw:text-box>
        </draw:frame>
        <draw:custom-shape draw:style-name="gr40" draw:text-style-name="P25" draw:layer="layout" svg:width="11.557cm" svg:height="0.381cm" svg:x="3.683cm" svg:y="16.51cm">
          <text:p text:style-name="P6"><text:span text:style-name="T3">Authentication range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5.821cm" svg:height="0.381cm" svg:x="10.795cm" svg:y="16.891cm">
          <text:p text:style-name="P6"><text:span text:style-name="T3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7" draw:layer="layout" svg:width="3.429cm" svg:height="0.381cm" svg:x="16.637cm" svg:y="16.51cm">
          <text:p text:style-name="P6"><text:span text:style-name="T3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683cm" svg:y1="16.51cm" svg:x2="11.811cm" svg:y2="17.78cm">
          <text:p/>
        </draw:line>
        <draw:line draw:style-name="gr5" draw:text-style-name="P2" draw:layer="layout" svg:x1="20.066cm" svg:y1="16.51cm" svg:x2="16.51cm" svg:y2="17.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6-01T22:38:30.704779000</meta:creation-date>
    <dc:date>2021-06-12T14:07:20.085439000</dc:date>
    <meta:editing-duration>P2DT17H12M23S</meta:editing-duration>
    <meta:editing-cycles>93</meta:editing-cycles>
    <meta:generator>LibreOffice/6.4.2.2$MacOSX_X86_64 LibreOffice_project/4e471d8c02c9c90f512f7f9ead8875b57fcb1ec3</meta:generator>
    <meta:document-statistic meta:object-count="170"/>
  </office:meta>
</office:document-meta>
</file>